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8.74pt" svg:y="14.23pt">
            <loext:p draw:notify-on-update-of-ranges="Sheet1.A1:Sheet1.A1 Sheet1.A2:Sheet1.A9 Sheet1.B1:Sheet1.B1 Sheet1.B2:Sheet1.B9 Sheet1.A1:Sheet1.A1 Sheet1.A2:Sheet1.A9 Sheet1.C1:Sheet1.C1 Sheet1.C2:Sheet1.C9 Sheet1.A1:Sheet1.A1 Sheet1.A2:Sheet1.A9 Sheet1.D1:Sheet1.D1 Sheet1.D2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66.73pt" svg:y="300.76pt">
            <loext:p draw:notify-on-update-of-ranges="Sheet1.A1:Sheet1.A1 Sheet1.A2:Sheet1.A9 Sheet1.E1:Sheet1.E1 Sheet1.E2:Sheet1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7" calcext:value-type="float">
            <text:p>1.17</text:p>
          </table:table-cell>
          <table:table-cell office:value-type="float" office:value="0.02" calcext:value-type="float">
            <text:p>0.02</text:p>
          </table:table-cell>
          <table:table-cell table:formula="of:=[.B2]+[.C2]" office:value-type="float" office:value="1.19" calcext:value-type="float">
            <text:p>1.19</text:p>
          </table:table-cell>
          <table:table-cell office:value-type="float" office:value="33032" calcext:value-type="float">
            <text:p>330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1" calcext:value-type="float">
            <text:p>5.1</text:p>
          </table:table-cell>
          <table:table-cell office:value-type="float" office:value="1.38" calcext:value-type="float">
            <text:p>1.38</text:p>
          </table:table-cell>
          <table:table-cell table:formula="of:=[.B3]+[.C3]" office:value-type="float" office:value="6.48" calcext:value-type="float">
            <text:p>6.48</text:p>
          </table:table-cell>
          <table:table-cell office:value-type="float" office:value="55580" calcext:value-type="float">
            <text:p>555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.2" calcext:value-type="float">
            <text:p>17.2</text:p>
          </table:table-cell>
          <table:table-cell office:value-type="float" office:value="4.5" calcext:value-type="float">
            <text:p>4.5</text:p>
          </table:table-cell>
          <table:table-cell table:formula="of:=[.B4]+[.C4]" office:value-type="float" office:value="21.7" calcext:value-type="float">
            <text:p>21.7</text:p>
          </table:table-cell>
          <table:table-cell office:value-type="float" office:value="93320" calcext:value-type="float">
            <text:p>933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.8" calcext:value-type="float">
            <text:p>37.8</text:p>
          </table:table-cell>
          <table:table-cell office:value-type="float" office:value="5.66" calcext:value-type="float">
            <text:p>5.66</text:p>
          </table:table-cell>
          <table:table-cell table:formula="of:=[.B5]+[.C5]" office:value-type="float" office:value="43.46" calcext:value-type="float">
            <text:p>43.46</text:p>
          </table:table-cell>
          <table:table-cell office:value-type="float" office:value="131192" calcext:value-type="float">
            <text:p>13119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87" calcext:value-type="float">
            <text:p>56.87</text:p>
          </table:table-cell>
          <table:table-cell office:value-type="float" office:value="5.6" calcext:value-type="float">
            <text:p>5.6</text:p>
          </table:table-cell>
          <table:table-cell table:formula="of:=[.B6]+[.C6]" office:value-type="float" office:value="62.47" calcext:value-type="float">
            <text:p>62.47</text:p>
          </table:table-cell>
          <table:table-cell office:value-type="float" office:value="153892" calcext:value-type="float">
            <text:p>1538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3.85" calcext:value-type="float">
            <text:p>73.85</text:p>
          </table:table-cell>
          <table:table-cell office:value-type="float" office:value="10.24" calcext:value-type="float">
            <text:p>10.24</text:p>
          </table:table-cell>
          <table:table-cell table:formula="of:=[.B7]+[.C7]" office:value-type="float" office:value="84.09" calcext:value-type="float">
            <text:p>84.09</text:p>
          </table:table-cell>
          <table:table-cell office:value-type="float" office:value="169036" calcext:value-type="float">
            <text:p>16903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9.12" calcext:value-type="float">
            <text:p>179.12</text:p>
          </table:table-cell>
          <table:table-cell office:value-type="float" office:value="26.71" calcext:value-type="float">
            <text:p>26.71</text:p>
          </table:table-cell>
          <table:table-cell table:formula="of:=[.B8]+[.C8]" office:value-type="float" office:value="205.83" calcext:value-type="float">
            <text:p>205.83</text:p>
          </table:table-cell>
          <table:table-cell office:value-type="float" office:value="244624" calcext:value-type="float">
            <text:p>2446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9.25" calcext:value-type="float">
            <text:p>359.25</text:p>
          </table:table-cell>
          <table:table-cell office:value-type="float" office:value="35.33" calcext:value-type="float">
            <text:p>35.33</text:p>
          </table:table-cell>
          <table:table-cell table:formula="of:=[.B9]+[.C9]" office:value-type="float" office:value="394.58" calcext:value-type="float">
            <text:p>394.58</text:p>
          </table:table-cell>
          <table:table-cell office:value-type="float" office:value="320240" calcext:value-type="float">
            <text:p>320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0:36:50.642395712</meta:creation-date>
    <dc:date>2017-04-18T12:04:22.467492880</dc:date>
    <meta:editing-duration>PT6M41S</meta:editing-duration>
    <meta:editing-cycles>1</meta:editing-cycles>
    <meta:document-statistic meta:table-count="1" meta:cell-count="45" meta:object-count="2"/>
    <meta:generator>LibreOffice/5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22cm" svg:y="3.68cm" style:legend-expansion="high" chart:style-name="ch2"/>
        <chart:plot-area chart:style-name="ch3" table:cell-range-address="Sheet1.A1:Sheet1.D9" chart:data-source-has-labels="row" svg:x="1.324cm" svg:y="0.18cm" svg:width="11.778cm" svg:height="7.666cm">
          <chartooo:coordinate-region svg:x="2.156cm" svg:y="0.387cm" svg:width="10.557cm" svg:height="6.797cm"/>
          <chart:axis chart:dimension="x" chart:name="primary-x" chart:style-name="ch4">
            <chart:title svg:x="6.478cm" svg:y="8.027cm" chart:style-name="ch5">
              <text:p>Size (KB)</text:p>
            </chart:title>
            <chart:grid chart:style-name="ch6" chart:class="major"/>
          </chart:axis>
          <chart:axis chart:dimension="y" chart:name="primary-y" chart:style-name="ch4">
            <chart:title svg:x="0.451cm" svg:y="4.639cm" chart:style-name="ch7">
              <text:p>Time (s)</text:p>
            </chart:title>
            <chart:grid chart:style-name="ch6" chart:class="major"/>
          </chart:axis>
          <chart:series chart:style-name="ch8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9" chart:values-cell-range-address="Sheet1.C2:Sheet1.C9" chart:label-cell-address="Sheet1.C1:Sheet1.C1" chart:class="chart:scatter">
            <chart:data-point chart:repeated="8"/>
          </chart:series>
          <chart:series chart:style-name="ch10" chart:values-cell-range-address="Sheet1.D2:Sheet1.D9" chart:label-cell-address="Sheet1.D1:Sheet1.D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er</text:p>
                <draw:g>
                  <svg:desc>Sheet1.B1:Sheet1.B1</svg:desc>
                </draw:g>
              </table:table-cell>
              <table:table-cell office:value-type="string">
                <text:p>System</text:p>
                <draw:g>
                  <svg:desc>Sheet1.C1:Sheet1.C1</svg:desc>
                </draw:g>
              </table:table-cell>
              <table:table-cell office:value-type="string">
                <text:p>Tot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1.17">
                <text:p>1.17</text:p>
                <draw:g>
                  <svg:desc>Sheet1.B2:Sheet1.B9</svg:desc>
                </draw:g>
              </table:table-cell>
              <table:table-cell office:value-type="float" office:value="0.02">
                <text:p>0.02</text:p>
                <draw:g>
                  <svg:desc>Sheet1.C2:Sheet1.C9</svg:desc>
                </draw:g>
              </table:table-cell>
              <table:table-cell office:value-type="float" office:value="1.19">
                <text:p>1.19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.1">
                <text:p>5.1</text:p>
              </table:table-cell>
              <table:table-cell office:value-type="float" office:value="1.38">
                <text:p>1.3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.2">
                <text:p>17.2</text:p>
              </table:table-cell>
              <table:table-cell office:value-type="float" office:value="4.5">
                <text:p>4.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37.8">
                <text:p>37.8</text:p>
              </table:table-cell>
              <table:table-cell office:value-type="float" office:value="5.66">
                <text:p>5.66</text:p>
              </table:table-cell>
              <table:table-cell office:value-type="float" office:value="43.46">
                <text:p>43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56.87">
                <text:p>56.87</text:p>
              </table:table-cell>
              <table:table-cell office:value-type="float" office:value="5.6">
                <text:p>5.6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73.85">
                <text:p>73.85</text:p>
              </table:table-cell>
              <table:table-cell office:value-type="float" office:value="10.24">
                <text:p>10.24</text:p>
              </table:table-cell>
              <table:table-cell office:value-type="float" office:value="84.09">
                <text:p>8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79.12">
                <text:p>179.12</text:p>
              </table:table-cell>
              <table:table-cell office:value-type="float" office:value="26.71">
                <text:p>26.71</text:p>
              </table:table-cell>
              <table:table-cell office:value-type="float" office:value="205.83">
                <text:p>205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59.25">
                <text:p>359.25</text:p>
              </table:table-cell>
              <table:table-cell office:value-type="float" office:value="35.33">
                <text:p>35.33</text:p>
              </table:table-cell>
              <table:table-cell office:value-type="float" office:value="394.58">
                <text:p>394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A9 Sheet1.E1:Sheet1.E9" chart:data-source-has-labels="row" svg:x="1.324cm" svg:y="0.18cm" svg:width="14.356cm" svg:height="7.666cm">
          <chartooo:coordinate-region svg:x="2.736cm" svg:y="0.387cm" svg:width="12.555cm" svg:height="6.797cm"/>
          <chart:axis chart:dimension="x" chart:name="primary-x" chart:style-name="ch3">
            <chart:title svg:x="7.767cm" svg:y="8.027cm" chart:style-name="ch4">
              <text:p>Size (KB)</text:p>
            </chart:title>
            <chart:grid chart:style-name="ch5" chart:class="major"/>
          </chart:axis>
          <chart:axis chart:dimension="y" chart:name="primary-y" chart:style-name="ch3">
            <chart:title svg:x="0.451cm" svg:y="5.352cm" chart:style-name="ch6">
              <text:p>Max Memory (KB)</text:p>
            </chart:title>
            <chart:grid chart:style-name="ch5" chart:class="major"/>
          </chart:axis>
          <chart:series chart:style-name="ch7" chart:values-cell-range-address="Sheet1.E2:Sheet1.E9" chart:label-cell-address="Sheet1.E1:Sheet1.E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or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9</svg:desc>
                </draw:g>
              </table:table-cell>
              <table:table-cell office:value-type="float" office:value="33032">
                <text:p>33032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55580">
                <text:p>555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3320">
                <text:p>933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1192">
                <text:p>131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53892">
                <text:p>153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69036">
                <text:p>169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44624">
                <text:p>244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0240">
                <text:p>320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